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8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22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B0000000C72863B96FD78600E5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198cm" fo:margin-left="-0.191cm" fo:margin-top="0cm" fo:margin-bottom="0cm" table:align="left" style:writing-mode="lr-tb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4.7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text-properties style:font-name="Times New Roman" fo:font-size="14pt" officeooo:paragraph-rsid="0022f582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normal" officeooo:rsid="0015757d" officeooo:paragraph-rsid="0022f582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15ce42" officeooo:paragraph-rsid="0022f582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Times New Roman" fo:font-size="14pt" fo:language="ru" fo:country="RU" fo:font-weight="normal" officeooo:rsid="001a9a19" officeooo:paragraph-rsid="001a9a19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normal" fo:font-weight="normal" officeooo:rsid="0020171c" officeooo:paragraph-rsid="0020171c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style="normal" fo:font-weight="normal" officeooo:rsid="0020171c" officeooo:paragraph-rsid="0020171c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normal" fo:font-weight="normal" officeooo:rsid="00261ced" officeooo:paragraph-rsid="00261ced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normal" fo:font-weight="normal" officeooo:rsid="002758fc" officeooo:paragraph-rsid="002758fc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normal" fo:font-weight="normal" officeooo:rsid="00289e45" officeooo:paragraph-rsid="002a90e7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normal" fo:font-weight="normal" officeooo:rsid="002b32ee" officeooo:paragraph-rsid="002b32ee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style:font-name="Times New Roman" fo:font-size="14pt" fo:font-weight="normal" officeooo:rsid="0015757d" officeooo:paragraph-rsid="001a9a19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font-name="Times New Roman" fo:font-size="14pt" fo:font-weight="normal" officeooo:rsid="0015757d" officeooo:paragraph-rsid="0022f582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Times New Roman" fo:font-size="16pt" fo:font-weight="bold" officeooo:rsid="0015757d" officeooo:paragraph-rsid="0015757d" style:font-size-asian="16pt" style:font-weight-asian="bold" style:font-size-complex="16pt" style:font-weight-complex="bold"/>
    </style:style>
    <style:style style:name="P15" style:family="paragraph" style:parent-style-name="Standard">
      <style:text-properties style:font-name="Times New Roman" fo:font-size="16pt" fo:font-weight="bold" officeooo:rsid="0015757d" officeooo:paragraph-rsid="0022f582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6pt" fo:language="ru" fo:country="RU" fo:font-style="normal" fo:font-weight="bold" officeooo:rsid="00227828" officeooo:paragraph-rsid="00227828" style:font-size-asian="14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6pt" fo:language="ru" fo:country="RU" fo:font-style="normal" fo:font-weight="bold" officeooo:rsid="0020171c" officeooo:paragraph-rsid="0020171c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6pt" fo:language="ru" fo:country="RU" fo:font-style="normal" fo:font-weight="bold" officeooo:rsid="0020171c" officeooo:paragraph-rsid="00289e45" style:font-size-asian="16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6pt" fo:language="ru" fo:country="RU" fo:font-style="normal" fo:font-weight="bold" officeooo:rsid="0020171c" officeooo:paragraph-rsid="002b32ee" style:font-size-asian="16pt" style:font-style-asian="normal" style:font-weight-asian="bold" style:font-size-complex="16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6pt" fo:language="ru" fo:country="RU" fo:font-style="normal" fo:font-weight="normal" officeooo:rsid="0020171c" officeooo:paragraph-rsid="0020171c" style:font-size-asian="16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6pt" fo:language="ru" fo:country="RU" fo:font-style="normal" fo:font-weight="normal" officeooo:rsid="00227828" officeooo:paragraph-rsid="00227828" style:font-size-asian="14pt" style:font-style-asian="normal" style:font-weight-asian="normal" style:font-size-complex="16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6pt" fo:language="ru" fo:country="RU" fo:font-weight="bold" officeooo:rsid="0015ce42" officeooo:paragraph-rsid="0015ce42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language="ru" fo:country="RU" fo:font-weight="normal" officeooo:rsid="001e8f82" officeooo:paragraph-rsid="0020171c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language="ru" fo:country="RU" fo:font-style="normal" officeooo:rsid="000e4fe4" officeooo:paragraph-rsid="001a9a19" style:font-style-asian="normal" style:font-style-complex="normal"/>
    </style:style>
    <style:style style:name="P25" style:family="paragraph" style:parent-style-name="Standard">
      <style:paragraph-properties fo:text-align="start" style:justify-single-word="false"/>
      <style:text-properties officeooo:rsid="0015ce42" officeooo:paragraph-rsid="0015ce42"/>
    </style:style>
    <style:style style:name="P26" style:family="paragraph" style:parent-style-name="Standard">
      <style:paragraph-properties fo:text-align="start" style:justify-single-word="false"/>
      <style:text-properties officeooo:rsid="0015ce42" officeooo:paragraph-rsid="0022f582"/>
    </style:style>
    <style:style style:name="P27" style:family="paragraph" style:parent-style-name="Standard">
      <style:paragraph-properties fo:text-align="start" style:justify-single-word="false"/>
      <style:text-properties officeooo:rsid="0020171c" officeooo:paragraph-rsid="0020171c"/>
    </style:style>
    <style:style style:name="P28" style:family="paragraph" style:parent-style-name="Standard">
      <style:paragraph-properties fo:text-align="center" style:justify-single-word="false"/>
      <style:text-properties officeooo:paragraph-rsid="0022f582"/>
    </style:style>
    <style:style style:name="P29" style:family="paragraph" style:parent-style-name="Standard">
      <style:text-properties officeooo:paragraph-rsid="0022f582"/>
    </style:style>
    <style:style style:name="P30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imes New Roman" fo:font-weight="bold" style:font-name-asian="Calibri1" style:font-weight-asian="bold"/>
    </style:style>
    <style:style style:name="P31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Times New Roman" style:font-name-asian="Calibri1"/>
    </style:style>
    <style:style style:name="P32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Times New Roman" fo:font-style="italic" style:font-name-asian="Calibri1" style:font-style-asian="italic"/>
    </style:style>
    <style:style style:name="P33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style:font-name="Times New Roman" fo:font-style="italic" style:font-name-asian="Calibri1" style:font-style-asian="italic"/>
    </style:style>
    <style:style style:name="P34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style:font-name="Times New Roman" fo:font-style="italic" fo:font-weight="bold" style:font-name-asian="Calibri1" style:font-style-asian="italic" style:font-weight-asian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Times New Roman" fo:font-size="9pt" fo:font-style="italic" style:font-name-asian="Calibri1" style:font-size-asian="9pt" style:font-style-asian="italic"/>
    </style:style>
    <style:style style:name="P36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Times New Roman" fo:font-size="16pt" fo:font-style="italic" style:font-name-asian="Calibri1" style:font-size-asian="16pt" style:font-style-asian="italic"/>
    </style:style>
    <style:style style:name="P37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Times New Roman" fo:font-size="16pt" style:font-name-asian="Calibri1" style:font-size-asian="16pt"/>
    </style:style>
    <style:style style:name="P38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Times New Roman" fo:font-size="10pt" style:font-name-asian="Calibri1" style:font-size-asian="10pt"/>
    </style:style>
    <style:style style:name="P39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Times New Roman" fo:font-size="11pt" style:font-name-asian="Calibri1" style:font-size-asian="11pt" style:font-size-complex="11pt"/>
    </style:style>
    <style:style style:name="P40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Times New Roman" fo:font-size="11pt" fo:font-style="italic" style:font-name-asian="Calibri1" style:font-size-asian="11pt" style:font-style-asian="italic" style:font-size-complex="11pt"/>
    </style:style>
    <style:style style:name="P4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1pt" fo:font-weight="bold" style:font-name-asian="Calibri1" style:font-size-asian="11pt" style:font-weight-asian="bold" style:font-size-complex="11pt"/>
    </style:style>
    <style:style style:name="P4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style:font-name="Times New Roman" fo:font-size="22pt" fo:font-style="italic" officeooo:rsid="0015757d" officeooo:paragraph-rsid="0015757d" style:font-name-asian="Calibri1" style:font-size-asian="22pt" style:font-style-asian="italic"/>
    </style:style>
    <style:style style:name="P43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style:font-name="Times New Roman" fo:font-size="14pt" style:font-name-asian="Calibri1" style:font-size-asian="14pt"/>
    </style:style>
    <style:style style:name="P44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Times New Roman" fo:font-size="18pt" fo:font-weight="bold" style:font-name-asian="Calibri1" style:font-size-asian="18pt" style:font-weight-asian="bold"/>
    </style:style>
    <style:style style:name="P45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</style:style>
    <style:style style:name="P46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fo:font-size="11pt" style:font-size-asian="11pt" style:font-size-complex="11pt"/>
    </style:style>
    <style:style style:name="P47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border-line-width-bottom="0.026cm 0.026cm 0.106cm" fo:padding-left="0cm" fo:padding-right="0cm" fo:padding-top="0cm" fo:padding-bottom="0.035cm" fo:border-left="none" fo:border-right="none" fo:border-top="none" fo:border-bottom="4.51pt double #000000" style:writing-mode="lr-tb"/>
      <style:text-properties style:font-name="Times New Roman" fo:font-size="5pt" fo:font-weight="bold" style:font-name-asian="Calibri1" style:font-size-asian="5pt" style:font-weight-asian="bold"/>
    </style:style>
    <style:style style:name="P48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Times New Roman" fo:font-size="14pt" fo:language="ru" fo:country="RU" fo:font-style="normal" fo:font-weight="bold" officeooo:rsid="0015757d" officeooo:paragraph-rsid="001a9a19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>
      <style:paragraph-properties fo:margin-left="0cm" fo:margin-right="0.997cm" fo:margin-top="0cm" fo:margin-bottom="0cm" loext:contextual-spacing="false" fo:text-align="end" style:justify-single-word="false" fo:text-indent="0cm" style:auto-text-indent="false" style:writing-mode="lr-tb"/>
    </style:style>
    <style:style style:name="P50" style:family="paragraph" style:parent-style-name="Standard">
      <style:paragraph-properties fo:margin-left="0cm" fo:margin-right="-0.004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1pt" fo:font-weight="bold" style:font-name-asian="Calibri1" style:font-size-asian="11pt" style:font-weight-asian="bold" style:font-size-complex="11pt"/>
    </style:style>
    <style:style style:name="P51" style:family="paragraph" style:parent-style-name="Standard">
      <style:paragraph-properties fo:text-align="start" style:justify-single-word="false" fo:break-before="page"/>
      <style:text-properties style:font-name="Times New Roman" fo:font-size="16pt" fo:language="ru" fo:country="RU" fo:font-style="normal" fo:font-weight="bold" officeooo:rsid="0015757d" officeooo:paragraph-rsid="0020171c" style:font-size-asian="16pt" style:font-style-asian="normal" style:font-weight-asian="bold" style:font-size-complex="16pt" style:font-style-complex="normal" style:font-weight-complex="bold"/>
    </style:style>
    <style:style style:name="P52" style:family="paragraph" style:parent-style-name="Standard">
      <style:paragraph-properties fo:text-align="start" style:justify-single-word="false" fo:break-before="page"/>
      <style:text-properties style:font-name="Times New Roman" fo:font-size="16pt" fo:language="ru" fo:country="RU" fo:font-style="normal" fo:font-weight="bold" officeooo:rsid="0015757d" officeooo:paragraph-rsid="00261ced" style:font-size-asian="16pt" style:font-style-asian="normal" style:font-weight-asian="bold" style:font-size-complex="16pt" style:font-style-complex="normal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normal" fo:font-weight="normal" officeooo:rsid="000fa4d4" officeooo:paragraph-rsid="00261ced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style="normal" fo:font-weight="normal" officeooo:rsid="000fa4d4" officeooo:paragraph-rsid="00261ced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normal" fo:font-weight="normal" officeooo:rsid="00289e45" officeooo:paragraph-rsid="002758fc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15ce42" officeooo:paragraph-rsid="0022f582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Times New Roman" fo:font-size="14pt" fo:language="en" fo:country="US" fo:font-style="normal" fo:font-weight="normal" officeooo:rsid="002b32ee" officeooo:paragraph-rsid="002b32ee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normal" officeooo:rsid="0015757d" officeooo:paragraph-rsid="0022f582" style:font-size-asian="14pt" style:font-weight-asian="normal" style:font-size-complex="14pt" style:font-weight-complex="normal"/>
    </style:style>
    <style:style style:name="P59" style:family="paragraph" style:parent-style-name="Standard">
      <style:text-properties style:font-name="Times New Roman" fo:font-size="14pt" officeooo:paragraph-rsid="0022f582" style:font-size-asian="14pt" style:font-size-complex="14pt"/>
    </style:style>
    <style:style style:name="P60" style:family="paragraph" style:parent-style-name="Standard">
      <style:text-properties style:font-name="Times New Roman" fo:font-size="14pt" fo:font-weight="normal" officeooo:rsid="0015757d" officeooo:paragraph-rsid="0022f582" style:font-size-asian="14pt" style:font-weight-asian="normal" style:font-size-complex="14pt" style:font-weight-complex="normal"/>
    </style:style>
    <style:style style:name="P61" style:family="paragraph" style:parent-style-name="Standard">
      <style:text-properties style:font-name="Times New Roman" fo:font-size="16pt" fo:font-weight="bold" officeooo:rsid="0015757d" officeooo:paragraph-rsid="0022f582" style:font-size-asian="16pt" style:font-weight-asian="bold" style:font-size-complex="16pt" style:font-weight-complex="bold"/>
    </style:style>
    <style:style style:name="P62" style:family="paragraph" style:parent-style-name="Standard">
      <style:text-properties officeooo:paragraph-rsid="0022f582"/>
    </style:style>
    <style:style style:name="P63" style:family="paragraph" style:parent-style-name="Standard">
      <style:paragraph-properties fo:text-align="center" style:justify-single-word="false"/>
      <style:text-properties officeooo:paragraph-rsid="0022f582"/>
    </style:style>
    <style:style style:name="P64" style:family="paragraph" style:parent-style-name="Standard">
      <style:paragraph-properties fo:text-align="start" style:justify-single-word="false"/>
      <style:text-properties officeooo:rsid="0015ce42" officeooo:paragraph-rsid="0022f582"/>
    </style:style>
    <style:style style:name="P65" style:family="paragraph" style:parent-style-name="Standard">
      <style:paragraph-properties fo:margin-left="0cm" fo:margin-right="0cm" fo:line-height="107%" fo:text-indent="0cm" style:auto-text-indent="false" style:writing-mode="lr-tb"/>
      <style:text-properties fo:font-size="16pt" officeooo:paragraph-rsid="0022f582" style:font-size-asian="16pt" style:font-size-complex="16pt"/>
    </style:style>
    <style:style style:name="P66" style:family="paragraph" style:parent-style-name="Standard">
      <style:paragraph-properties fo:break-before="page"/>
      <style:text-properties style:font-name="Times New Roman" fo:font-size="16pt" fo:font-weight="bold" officeooo:rsid="0015757d" officeooo:paragraph-rsid="001a9a19" style:font-size-asian="16pt" style:font-weight-asian="bold" style:font-size-complex="16pt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style:font-name-asian="Calibri1"/>
    </style:style>
    <style:style style:name="T3" style:family="text">
      <style:text-properties style:font-name="Times New Roman" style:font-name-asian="Calibri1" style:font-style-complex="italic"/>
    </style:style>
    <style:style style:name="T4" style:family="text">
      <style:text-properties style:font-name="Times New Roman" style:text-underline-style="solid" style:text-underline-width="auto" style:text-underline-color="font-color" style:font-name-asian="Calibri1"/>
    </style:style>
    <style:style style:name="T5" style:family="text">
      <style:text-properties style:font-name="Times New Roman" style:text-underline-style="solid" style:text-underline-width="auto" style:text-underline-color="font-color" style:font-name-asian="Calibri1" style:font-style-complex="italic"/>
    </style:style>
    <style:style style:name="T6" style:family="text">
      <style:text-properties style:font-name="Times New Roman" fo:font-size="22pt" fo:font-style="italic" style:font-name-asian="Calibri1" style:font-size-asian="22pt" style:font-style-asian="italic" style:font-size-complex="22pt"/>
    </style:style>
    <style:style style:name="T7" style:family="text">
      <style:text-properties style:font-name="Times New Roman" fo:font-size="22pt" fo:font-style="italic" officeooo:rsid="0015757d" style:font-name-asian="Calibri1" style:font-size-asian="22pt" style:font-style-asian="italic" style:font-size-complex="22pt"/>
    </style:style>
    <style:style style:name="T8" style:family="text">
      <style:text-properties style:font-name="Times New Roman" fo:font-size="22pt" fo:font-weight="bold" style:font-name-asian="Calibri1" style:font-size-asian="22pt" style:font-weight-asian="bold" style:font-size-complex="22pt"/>
    </style:style>
    <style:style style:name="T9" style:family="text">
      <style:text-properties style:font-name="Times New Roman" fo:font-size="22pt" fo:font-weight="bold" officeooo:rsid="0015757d" style:font-name-asian="Calibri1" style:font-size-asian="22pt" style:font-weight-asian="bold" style:font-size-complex="22pt"/>
    </style:style>
    <style:style style:name="T10" style:family="text">
      <style:text-properties style:font-name="Times New Roman" fo:font-size="16pt" style:font-name-asian="Calibri1" style:font-size-asian="16pt"/>
    </style:style>
    <style:style style:name="T11" style:family="text">
      <style:text-properties style:font-name="Times New Roman" fo:font-size="16pt" officeooo:rsid="0015757d" style:font-name-asian="Calibri1" style:font-size-asian="16pt"/>
    </style:style>
    <style:style style:name="T12" style:family="text">
      <style:text-properties style:font-name="Times New Roman" fo:font-size="16pt" fo:language="ru" fo:country="RU" officeooo:rsid="0015757d" style:font-name-asian="Calibri1" style:font-size-asian="16pt"/>
    </style:style>
    <style:style style:name="T13" style:family="text">
      <style:text-properties style:font-name="Times New Roman" fo:font-size="16pt" fo:language="ru" fo:country="RU" fo:font-weight="bold" style:font-size-asian="16pt" style:font-weight-asian="bold" style:font-size-complex="16pt" style:font-weight-complex="bold"/>
    </style:style>
    <style:style style:name="T14" style:family="text">
      <style:text-properties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T15" style:family="text"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16" style:family="text">
      <style:text-properties style:font-name="Times New Roman" fo:font-size="14pt" fo:language="ru" fo:country="RU" fo:font-weight="normal" officeooo:rsid="0015ce42" style:font-size-asian="14pt" style:font-weight-asian="normal" style:font-size-complex="14pt" style:font-weight-complex="normal"/>
    </style:style>
    <style:style style:name="T17" style:family="text">
      <style:text-properties style:font-name="Times New Roman" fo:font-size="14pt" fo:language="ru" fo:country="RU" fo:font-weight="normal" officeooo:rsid="0020171c" style:font-size-asian="14pt" style:font-weight-asian="normal" style:font-size-complex="14pt" style:font-weight-complex="normal"/>
    </style:style>
    <style:style style:name="T18" style:family="text">
      <style:text-properties style:font-name="Times New Roman" fo:font-size="14pt" fo:language="ru" fo:country="RU" fo:font-style="normal" fo:font-weight="normal" officeooo:rsid="0015ce42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20" style:family="text">
      <style:text-properties style:font-name="Times New Roman" fo:font-size="14pt" fo:language="en" fo:country="US" fo:font-weight="normal" officeooo:rsid="0015ce42" style:font-size-asian="14pt" style:font-weight-asian="normal" style:font-size-complex="14pt" style:font-weight-complex="normal"/>
    </style:style>
    <style:style style:name="T21" style:family="text">
      <style:text-properties style:font-name="Times New Roman" fo:font-size="14pt" fo:language="en" fo:country="US" fo:font-weight="normal" officeooo:rsid="0015757d" style:font-size-asian="14pt" style:font-weight-asian="normal" style:font-size-complex="14pt" style:font-weight-complex="normal"/>
    </style:style>
    <style:style style:name="T22" style:family="text">
      <style:text-properties style:font-name="Times New Roman" fo:font-size="14pt" fo:language="en" fo:country="US" fo:font-style="italic" fo:font-weight="normal" officeooo:rsid="0015ce42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style:font-name="Times New Roman" fo:font-size="14pt" fo:font-weight="normal" officeooo:rsid="0015ce42" style:font-size-asian="14pt" style:font-weight-asian="normal" style:font-size-complex="14pt" style:font-weight-complex="normal"/>
    </style:style>
    <style:style style:name="T24" style:family="text">
      <style:text-properties style:font-name="Times New Roman" fo:font-size="14pt" fo:font-weight="normal" officeooo:rsid="0015757d" style:font-size-asian="14pt" style:font-weight-asian="normal" style:font-size-complex="14pt" style:font-weight-complex="normal"/>
    </style:style>
    <style:style style:name="T25" style:family="text">
      <style:text-properties style:font-name="Times New Roman" fo:language="ru" fo:country="RU" fo:font-weight="bold" officeooo:rsid="00169aff" style:font-weight-asian="bold" style:font-weight-complex="bold"/>
    </style:style>
    <style:style style:name="T26" style:family="text">
      <style:text-properties style:font-name="Times New Roman" fo:language="ru" fo:country="RU" fo:font-weight="bold" officeooo:rsid="0015757d" style:font-weight-asian="bold" style:font-weight-complex="bold"/>
    </style:style>
    <style:style style:name="T27" style:family="text">
      <style:text-properties fo:language="en" fo:country="US"/>
    </style:style>
    <style:style style:name="T28" style:family="text">
      <style:text-properties fo:language="en" fo:country="US" fo:font-style="italic" style:font-style-asian="italic" style:font-style-complex="italic"/>
    </style:style>
    <style:style style:name="T29" style:family="text">
      <style:text-properties fo:language="en" fo:country="US" style:font-size-asian="14pt"/>
    </style:style>
    <style:style style:name="T30" style:family="text">
      <style:text-properties fo:language="ru" fo:country="RU"/>
    </style:style>
    <style:style style:name="T31" style:family="text">
      <style:text-properties fo:language="ru" fo:country="RU" fo:font-style="italic" style:font-style-asian="italic" style:font-style-complex="italic"/>
    </style:style>
    <style:style style:name="T32" style:family="text">
      <style:text-properties fo:language="ru" fo:country="RU" fo:font-style="normal" style:font-style-asian="normal" style:font-style-complex="normal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officeooo:rsid="0017c87a"/>
    </style:style>
    <style:style style:name="T35" style:family="text">
      <style:text-properties officeooo:rsid="0020171c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style:font-size-asian="14pt"/>
    </style:style>
    <style:style style:name="T39" style:family="text">
      <style:text-properties officeooo:rsid="000fa4d4" style:font-size-asian="14pt"/>
    </style:style>
    <style:style style:name="T40" style:family="text">
      <style:text-properties officeooo:rsid="00289e45" style:font-size-asian="14pt"/>
    </style:style>
    <style:style style:name="T41" style:family="text">
      <style:text-properties officeooo:rsid="002a90e7" style:font-size-asian="14pt"/>
    </style:style>
    <style:style style:name="T42" style:family="text">
      <style:text-properties officeooo:rsid="002b32ee" style:font-size-asian="14pt"/>
    </style:style>
    <style:style style:name="T43" style:family="text">
      <style:text-properties style:font-name="Times New Roman1" officeooo:rsid="002a90e7" style:font-size-asian="14pt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0"><draw:frame draw:style-name="fr1" draw:name="Изображение1" text:anchor-type="char" svg:x="-0.039cm" svg:y="0.582cm" svg:width="2.032cm" svg:height="2.298cm" draw:z-index="0"><draw:image xlink:href="Pictures/10000000000000B0000000C72863B96FD78600E5.jpg" xlink:type="simple" xlink:show="embed" xlink:actuate="onLoad" loext:mime-type="image/jpeg"/></draw:frame></text:p>
          </table:table-cell>
          <table:table-cell table:style-name="Таблица1.A1" office:value-type="string">
            <text:p text:style-name="P41">Министерство науки и высшего образования Российской Федерации</text:p>
            <text:p text:style-name="P41">Федеральное государственное бюджетное образовательное учреждение </text:p>
            <text:p text:style-name="P41">высшего образования</text:p>
            <text:p text:style-name="P50">«Московский государственный технический университет</text:p>
            <text:p text:style-name="P50">имени Н.Э. Баумана</text:p>
            <text:p text:style-name="P41">(национальный исследовательский университет)»</text:p>
            <text:p text:style-name="P41">(МГТУ им. Н.Э. Баумана)</text:p>
          </table:table-cell>
        </table:table-row>
      </table:table>
      <text:p text:style-name="P47"/>
      <text:p text:style-name="P44"/>
      <text:p text:style-name="P46"><text:span text:style-name="T2">ФАКУЛЬТЕТ </text:span><text:span text:style-name="T4"><text:s/>«Информатика и системы управления»</text:span><text:span text:style-name="T2">_________________________________________</text:span></text:p>
      <text:p text:style-name="P39"/>
      <text:p text:style-name="P46"><text:span text:style-name="T2">КАФЕДРА </text:span><text:span text:style-name="T4"><text:s/></text:span><text:span text:style-name="T5">«Программное обеспечение ЭВМ и информационные технологии»</text:span><text:span text:style-name="T3">____________________</text:span></text:p>
      <text:p text:style-name="P40"/>
      <text:p text:style-name="P35"/>
      <text:p text:style-name="P36"/>
      <text:p text:style-name="P36"/>
      <text:p text:style-name="P36"/>
      <text:p text:style-name="P36"/>
      <text:p text:style-name="P37"/>
      <text:p text:style-name="P42">Домашняя работа №1</text:p>
      <text:p text:style-name="P33"/>
      <text:p text:style-name="P45"><text:span text:style-name="T6">По предмету: «</text:span><text:span text:style-name="T7">Математическая статистика</text:span><text:span text:style-name="T6">»</text:span></text:p>
      <text:p text:style-name="P34"/>
      <text:p text:style-name="P45"><text:span text:style-name="T9">Вариант 2</text:span><text:span text:style-name="T8"> </text:span></text:p>
      <text:p text:style-name="P31"/>
      <text:p text:style-name="P31"/>
      <text:p text:style-name="P38"/>
      <text:p text:style-name="P38"/>
      <text:p text:style-name="P33"/>
      <text:p text:style-name="P33"/>
      <text:p text:style-name="P33"/>
      <text:p text:style-name="P33"/>
      <text:p text:style-name="P33"/>
      <text:p text:style-name="P49"><text:span text:style-name="T10">Студент: </text:span><text:span text:style-name="T12">Гасанзаде М.А.</text:span><text:span text:style-name="T10">,</text:span></text:p>
      <text:p text:style-name="P49"><text:span text:style-name="T10">Группа: ИУ7-</text:span><text:span text:style-name="T11">66</text:span><text:span text:style-name="T10">Б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2"/>
      <text:p text:style-name="P32"/>
      <text:p text:style-name="P32"/>
      <text:p text:style-name="P43">Москва, 2020 г.</text:p>
      <text:p text:style-name="P65"><text:soft-page-break/><text:span text:style-name="T25">Задача №1</text:span><text:span text:style-name="T26">:</text:span></text:p>
      <text:p text:style-name="P2">Математическое <text:span text:style-name="T34">ожидание</text:span> годового количества осадков для данной местности равно 600 мм. Каково минимальное количество осадков за год с вероятностью, не превышающей величины 0.8?</text:p>
      <text:p text:style-name="P2"/>
      <text:p text:style-name="P15">Решение:</text:p>
      <text:p text:style-name="P13">Пусть случайная величина <text:s/><text:span text:style-name="T28">X </text:span>- годовое количество осадков для данной местности,<text:span text:style-name="T28"> M(X) <text:s/></text:span>= 600. </text:p>
      <text:p text:style-name="P29"><text:span text:style-name="T23">Из-за отсутствия каких-либо данных о распределении </text:span><text:span text:style-name="T22">X </text:span><text:span text:style-name="T18">и дисперсии </text:span><text:span text:style-name="T22">X. </text:span><text:span text:style-name="T18">Мы и</text:span><text:span text:style-name="T24">спользуем неравенство Маркова в виде</text:span><text:span text:style-name="T21">:</text:span></text:p>
      <text:p text:style-name="P3"><draw:frame draw:style-name="fr2" draw:name="Объект18" text:anchor-type="as-char" svg:y="-0.766cm" svg:width="3.748cm" svg:height="1.207cm" draw:z-index="18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29"><text:span text:style-name="T16">Тогда, так как должно быть выполнено </text:span><draw:frame draw:style-name="fr2" draw:name="Объект19" text:anchor-type="as-char" svg:y="-0.45cm" svg:width="3.02cm" svg:height="0.589cm" draw:z-index="19"><draw:object xlink:href="./Object 19" xlink:type="simple" xlink:show="embed" xlink:actuate="onLoad"/><draw:image xlink:href="./ObjectReplacements/Object 19" xlink:type="simple" xlink:show="embed" xlink:actuate="onLoad"/><svg:desc>формула</svg:desc></draw:frame><text:span text:style-name="T20">, </text:span><text:span text:style-name="T16">то:</text:span></text:p>
      <text:p text:style-name="P28"><draw:frame draw:style-name="fr2" draw:name="Объект20" text:anchor-type="as-char" svg:y="-0.766cm" svg:width="2.591cm" svg:height="1.207cm" draw:z-index="20"><draw:object xlink:href="./Object 20" xlink:type="simple" xlink:show="embed" xlink:actuate="onLoad"/><draw:image xlink:href="./ObjectReplacements/Object 20" xlink:type="simple" xlink:show="embed" xlink:actuate="onLoad"/><svg:desc>формула</svg:desc></draw:frame><text:span text:style-name="T16">; </text:span><draw:frame draw:style-name="fr2" draw:name="Объект21" text:anchor-type="as-char" svg:y="-0.766cm" svg:width="4.639cm" svg:height="1.207cm" draw:z-index="21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<text:p text:style-name="P26"><text:span text:style-name="T15">Итак, </text:span><draw:frame draw:style-name="fr2" draw:name="Объект22" text:anchor-type="as-char" svg:y="-0.45cm" svg:width="3.501cm" svg:height="0.589cm" draw:z-index="22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<text:p text:style-name="P4"/>
      <text:p text:style-name="P26"><text:span text:style-name="T13">Ответ:</text:span><text:span text:style-name="T19"> </text:span><text:span text:style-name="T15">Найдено минимальное значение = 750мм. </text:span></text:p>
      <text:p text:style-name="P4"/>
      <text:p text:style-name="P66">Задача №2 </text:p>
      <text:p text:style-name="P12">С использованием метода моментов для случайной выборки <text:span text:style-name="T27"><draw:frame draw:style-name="fr2" draw:name="Объект6" text:anchor-type="as-char" svg:y="-0.459cm" svg:width="3.108cm" svg:height="0.626cm" draw:z-index="1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30">из генеральной совокупности </text:span><text:span text:style-name="T31">Х </text:span><text:span text:style-name="T32">найти точечные оценки указанных параметров заданного закона распределения. </text:span></text:p>
      <text:p text:style-name="P24"><draw:frame draw:style-name="fr2" draw:name="Объект7" text:anchor-type="as-char" svg:y="-0.594cm" svg:width="5.071cm" svg:height="1.078cm" draw:z-index="2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48"/>
      <text:p text:style-name="P1"/>
      <text:p text:style-name="P14">Решение:</text:p>
      <text:p text:style-name="P14"><draw:frame draw:style-name="fr2" draw:name="Объект1" text:anchor-type="as-char" svg:y="-0.45cm" svg:width="2.521cm" svg:height="0.589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5">Найдём математическое ожидание:</text:p>
      <text:p text:style-name="P5"><draw:frame draw:style-name="fr2" draw:name="Объект2" text:anchor-type="as-char" svg:y="-3.006cm" svg:width="16.902cm" svg:height="5.793cm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23"><text:span text:style-name="T1">где, будем учитывать что последний интеграл, это начальный момент второго порядка для </text:span><draw:frame draw:style-name="fr2" draw:name="Объект3" text:anchor-type="as-char" svg:y="-0.45cm" svg:width="2.425cm" svg:height="0.589cm" draw:z-index="5"><draw:object xlink:href="./Object 3" xlink:type="simple" xlink:show="embed" xlink:actuate="onLoad"/><draw:image xlink:href="./ObjectReplacements/Object 3" xlink:type="simple" xlink:show="embed" xlink:actuate="onLoad"/></draw:frame>, <text:span text:style-name="T35">таким образом : </text:span><draw:frame draw:style-name="fr2" draw:name="Объект4" text:anchor-type="as-char" svg:y="-0.45cm" svg:width="10.821cm" svg:height="0.589cm" draw:z-index="6"><draw:object xlink:href="./Object 4" xlink:type="simple" xlink:show="embed" xlink:actuate="onLoad"/><draw:image xlink:href="./ObjectReplacements/Object 4" xlink:type="simple" xlink:show="embed" xlink:actuate="onLoad"/></draw:frame></text:p>
      <text:p text:style-name="P27"><text:span text:style-name="T14">Получаем: </text:span><text:span text:style-name="T14"><draw:frame draw:style-name="fr2" draw:name="Объект5" text:anchor-type="as-char" svg:y="-0.721cm" svg:width="1.965cm" svg:height="1.162cm" draw:z-index="7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22"/>
      <text:p text:style-name="P25"><text:span text:style-name="T13">Ответ:</text:span><text:span text:style-name="T19"> </text:span></text:p>
      <text:p text:style-name="P25"><text:span text:style-name="T19"><draw:frame draw:style-name="fr2" draw:name="Объект8" text:anchor-type="as-char" svg:y="-0.721cm" svg:width="5.777cm" svg:height="1.78cm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19">- </text:span><text:span text:style-name="T17">это и есть искомая оценка.</text:span></text:p>
      <text:p text:style-name="P51">Задача №3</text:p>
      <text:p text:style-name="P6">С использованием метода максимального правдоподобия для случайной выборки <draw:frame draw:style-name="fr2" draw:name="Объект9" text:anchor-type="as-char" svg:y="-0.496cm" svg:width="3.343cm" svg:height="0.676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<text:s/>из генеральной совокупности <text:span text:style-name="T33">X</text:span> найти точечные оценки параметров заданного закона распределения. Вычислить выборочные значения найденных оценок для выборки <draw:frame draw:style-name="fr2" draw:name="Объект10" text:anchor-type="as-char" svg:y="-0.45cm" svg:width="3.157cm" svg:height="0.63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.</text:p>
      <text:p text:style-name="P6">Закон распределения <text:s/>следующий:</text:p>
      <text:p text:style-name="P7"><draw:frame draw:style-name="fr2" draw:name="Объект11" text:anchor-type="as-char" svg:y="-0.51cm" svg:width="4.249cm" svg:height="0.69cm" draw:z-index="11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6">Выборка <draw:frame draw:style-name="fr2" draw:name="Объект12" text:anchor-type="as-char" svg:y="-0.45cm" svg:width="3.366cm" svg:height="0.63cm" draw:z-index="12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6"/>
      <text:p text:style-name="P6"/>
      <text:p text:style-name="P17">Решение:</text:p>
      <text:p text:style-name="P6">Функция правдоподобия:</text:p>
      <text:p text:style-name="P20"><text:span text:style-name="T36"><draw:frame draw:style-name="fr2" draw:name="Объект13" text:anchor-type="as-char" svg:y="-0.813cm" svg:width="17.919cm" svg:height="1.439cm" draw:z-index="13"><draw:object xlink:href="./Object 13" xlink:type="simple" xlink:show="embed" xlink:actuate="onLoad"/><draw:image xlink:href="./ObjectReplacements/Object 13" xlink:type="simple" xlink:show="embed" xlink:actuate="onLoad"/></draw:frame></text:span><text:span text:style-name="T36"><draw:frame draw:style-name="fr2" draw:name="Объект14" text:anchor-type="as-char" svg:y="-0.547cm" svg:width="8.1cm" svg:height="0.699cm" draw:z-index="14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6"><draw:frame draw:style-name="fr2" draw:name="Объект15" text:anchor-type="as-char" svg:y="-2.295cm" svg:width="3.958cm" svg:height="4.48cm" draw:z-index="15"><draw:object xlink:href="./Object 15" xlink:type="simple" xlink:show="embed" xlink:actuate="onLoad"/><draw:image xlink:href="./ObjectReplacements/Object 15" xlink:type="simple" xlink:show="embed" xlink:actuate="onLoad"/></draw:frame></text:p>
      <text:p text:style-name="P6"/>
      <text:p text:style-name="P16">Ответ:</text:p>
      <text:p text:style-name="P16"><draw:frame draw:style-name="fr2" draw:name="Объект16" text:anchor-type="as-char" svg:y="-0.826cm" svg:width="3.988cm" svg:height="1.415cm" draw:z-index="16"><draw:object xlink:href="./Object 16" xlink:type="simple" xlink:show="embed" xlink:actuate="onLoad"/><draw:image xlink:href="./ObjectReplacements/Object 16" xlink:type="simple" xlink:show="embed" xlink:actuate="onLoad"/></draw:frame>- <text:span text:style-name="T37">искомая оценка. </text:span></text:p>
      <text:p text:style-name="P21">Вычисления по выборке:</text:p>
      <text:p text:style-name="P21"><draw:frame draw:style-name="fr2" draw:name="Объект17" text:anchor-type="as-char" svg:y="-0.826cm" svg:width="6.188cm" svg:height="1.332cm" draw:z-index="17"><draw:object xlink:href="./Object 17" xlink:type="simple" xlink:show="embed" xlink:actuate="onLoad"/><draw:image xlink:href="./ObjectReplacements/Object 17" xlink:type="simple" xlink:show="embed" xlink:actuate="onLoad"/></draw:frame></text:p>
      <text:p text:style-name="P52">Задача №4</text:p>
      <text:p text:style-name="P8"><text:span text:style-name="T39">Расстояние до навигационного знака оценивают средним арифметическим результатов независимых измерений, выполненных n однотипными дальномерами. Измерения не содержат систематической ошибки и производятся каждым дальномером 1 раз, а случайные ошибки распределены нормально со средним квадратичным отклонением </text:span><text:span text:style-name="T43">ς</text:span><text:span text:style-name="T39"> = 10 м. Сколько надо иметь дальномеров, чтобы с вероятностью 0.9 абсолютная величина ошибки при определении расстояния до навигационного знака не превышала 10 м? </text:span></text:p>
      <text:p text:style-name="P53"/>
      <text:p text:style-name="P18">Решение: </text:p>
      <text:p text:style-name="P10">Доверительный интервал, для неизвестного математического ожидания ( в данном случае искомого расстояния) нормально распределенной генеральной совокупности ( <text:span text:style-name="T43">ς</text:span><text:span text:style-name="T39"> = 10</text:span>), будет таким:</text:p>
      <text:p text:style-name="P54"><draw:frame draw:style-name="fr2" draw:name="Объект23" text:anchor-type="as-char" svg:y="-0.587cm" svg:width="6.542cm" svg:height="1.108cm" draw:z-index="24"><draw:object xlink:href="./Object 23" xlink:type="simple" xlink:show="embed" xlink:actuate="onLoad"/><draw:image xlink:href="./ObjectReplacements/Object 23" xlink:type="simple" xlink:show="embed" xlink:actuate="onLoad"/></draw:frame></text:p>
      <text:p text:style-name="P9"><text:span text:style-name="T39">И</text:span><text:span text:style-name="T38">скомая ошибка </text:span><text:span text:style-name="T38"><draw:frame draw:style-name="fr2" draw:name="Объект24" text:anchor-type="as-char" svg:y="-0.549cm" svg:width="2.725cm" svg:height="1.032cm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38">, </text:span><text:span text:style-name="T40">по условию </text:span><text:span text:style-name="T40"><draw:frame draw:style-name="fr2" draw:name="Объект25" text:anchor-type="as-char" svg:y="-0.439cm" svg:width="1.438cm" svg:height="0.547cm" draw:z-index="25"><draw:object xlink:href="./Object 25" xlink:type="simple" xlink:show="embed" xlink:actuate="onLoad"/><draw:image xlink:href="./ObjectReplacements/Object 25" xlink:type="simple" xlink:show="embed" xlink:actuate="onLoad"/></draw:frame></text:span><text:span text:style-name="T40">.</text:span></text:p>
      <text:p text:style-name="P55"><draw:frame draw:style-name="fr2" draw:name="Объект26" text:anchor-type="as-char" svg:y="-1.489cm" svg:width="2.886cm" svg:height="2.868cm" draw:z-index="26"><draw:object xlink:href="./Object 26" xlink:type="simple" xlink:show="embed" xlink:actuate="onLoad"/><draw:image xlink:href="./ObjectReplacements/Object 26" xlink:type="simple" xlink:show="embed" xlink:actuate="onLoad"/></draw:frame></text:p>
      <text:p text:style-name="P55"><draw:frame draw:style-name="fr2" draw:name="Объект27" text:anchor-type="as-char" svg:y="-1.041cm" svg:width="5.503cm" svg:height="1.894cm" draw:z-index="27"><draw:object xlink:href="./Object 27" xlink:type="simple" xlink:show="embed" xlink:actuate="onLoad"/><draw:image xlink:href="./ObjectReplacements/Object 27" xlink:type="simple" xlink:show="embed" xlink:actuate="onLoad"/></draw:frame></text:p>
      <text:p text:style-name="P9"><text:span text:style-name="T40"><draw:frame draw:style-name="fr2" draw:name="Объект28" text:anchor-type="as-char" svg:y="-0.439cm" svg:width="2.686cm" svg:height="0.619cm" draw:z-index="28"><draw:object xlink:href="./Object 28" xlink:type="simple" xlink:show="embed" xlink:actuate="onLoad"/><draw:image xlink:href="./ObjectReplacements/Object 28" xlink:type="simple" xlink:show="embed" xlink:actuate="onLoad"/></draw:frame></text:span><text:span text:style-name="T40">- </text:span><text:span text:style-name="T41">квантиль </text:span><text:span text:style-name="T42">стандартизированного нормального распределения (из таблиц)</text:span></text:p>
      <text:p text:style-name="P11"><text:span text:style-name="T38">Получаем: </text:span><text:span text:style-name="T29"><draw:frame draw:style-name="fr2" draw:name="Объект30" text:anchor-type="as-char" svg:y="-0.51cm" svg:width="3.662cm" svg:height="0.651cm" draw:z-index="29"><draw:object xlink:href="./Object 30" xlink:type="simple" xlink:show="embed" xlink:actuate="onLoad"/><draw:image xlink:href="./ObjectReplacements/Object 30" xlink:type="simple" xlink:show="embed" xlink:actuate="onLoad"/></draw:frame></text:span></text:p>
      <text:p text:style-name="P57"/>
      <text:p text:style-name="P19">Ответ: 3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Table" style:display-name="Normal Table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6T16:08:16.612000000</meta:creation-date>
    <dc:date>2020-04-22T01:54:41.753000000</dc:date>
    <meta:editing-duration>PT51M38S</meta:editing-duration>
    <meta:editing-cycles>9</meta:editing-cycles>
    <meta:generator>LibreOffice/6.4.2.2$Windows_X86_64 LibreOffice_project/4e471d8c02c9c90f512f7f9ead8875b57fcb1ec3</meta:generator>
    <meta:document-statistic meta:table-count="1" meta:image-count="1" meta:object-count="29" meta:page-count="5" meta:paragraph-count="60" meta:word-count="321" meta:character-count="2561" meta:non-whitespace-character-count="2267"/>
  </office:meta>
</office:document-meta>
</file>

<file path=Object 1/content.xml><?xml version="1.0" encoding="utf-8"?>
<math xmlns="http://www.w3.org/1998/Math/MathML" display="block">
  <semantics>
    <mrow>
      <mi>M</mi>
      <mrow>
        <mrow>
          <mo fence="true" stretchy="false">(</mo>
          <mrow>
            <mi>X</mi>
          </mrow>
          <mo fence="true" stretchy="false">)</mo>
        </mrow>
        <mo stretchy="false">=</mo>
        <mover accent="true">
          <mi>x</mi>
          <mo stretchy="false">¯</mo>
        </mover>
      </mrow>
      <mi>B</mi>
    </mrow>
    <annotation encoding="StarMath 5.0">M(X ) = bar x   B </annotation>
  </semantics>
</math>
</file>

<file path=Object 10/content.xml><?xml version="1.0" encoding="utf-8"?>
<math xmlns="http://www.w3.org/1998/Math/MathML" display="block">
  <semantics>
    <mrow>
      <mover accent="true">
        <msub>
          <mi>x</mi>
          <mn>5</mn>
        </msub>
        <mo stretchy="true">⃗</mo>
      </mover>
      <mo stretchy="false">=</mo>
      <mrow>
        <mo fence="true" stretchy="false">(</mo>
        <mrow>
          <mrow>
            <msub>
              <mi>x</mi>
              <mn>1</mn>
            </msub>
            <mi>,</mi>
            <mn>.</mn>
            <mn>.</mn>
            <mn>.</mn>
            <mi>,</mi>
            <msub>
              <mi>x</mi>
              <mn>5</mn>
            </msub>
          </mrow>
        </mrow>
        <mo fence="true" stretchy="false">)</mo>
      </mrow>
    </mrow>
    <annotation encoding="StarMath 5.0">widevec {x_5} = (x_1,. . . ,x_5) </annotation>
  </semantics>
</math>
</file>

<file path=Object 11/content.xml><?xml version="1.0" encoding="utf-8"?>
<math xmlns="http://www.w3.org/1998/Math/MathML" display="block">
  <semantics>
    <mrow>
      <msub>
        <mi>f</mi>
        <mi>x</mi>
      </msub>
      <mrow>
        <mrow>
          <mo fence="true" stretchy="false">(</mo>
          <mrow>
            <mi>x</mi>
          </mrow>
          <mo fence="true" stretchy="false">)</mo>
        </mrow>
        <mo stretchy="false">=</mo>
        <mi>θ</mi>
      </mrow>
      <msup>
        <mi>e</mi>
        <mrow>
          <mrow>
            <mo stretchy="false">−</mo>
            <mi>θ</mi>
          </mrow>
          <mi>x</mi>
        </mrow>
      </msup>
      <mphantom>
        <mi>c</mi>
      </mphantom>
      <mi>,</mi>
      <mrow>
        <mi>x</mi>
        <mo stretchy="false">&gt;</mo>
        <mn>0</mn>
      </mrow>
    </mrow>
    <annotation encoding="StarMath 5.0">f_x ( x ) = %theta e^{ -%theta x } phantom{c }, x&gt;0</annotation>
  </semantics>
</math>
</file>

<file path=Object 12/content.xml><?xml version="1.0" encoding="utf-8"?>
<math xmlns="http://www.w3.org/1998/Math/MathML" display="block">
  <semantics>
    <mrow>
      <mover accent="true">
        <msub>
          <mi>x</mi>
          <mn>5</mn>
        </msub>
        <mo stretchy="true">⃗</mo>
      </mover>
      <mo stretchy="false">=</mo>
      <mrow>
        <mo fence="true" stretchy="false">(</mo>
        <mrow>
          <mn>2,3,5,8,22</mn>
        </mrow>
        <mo fence="true" stretchy="false">)</mo>
      </mrow>
    </mrow>
    <annotation encoding="StarMath 5.0">widevec {x_5} = ( 2,3,5,8,22 )</annotation>
  </semantics>
</math>
</file>

<file path=Object 13/content.xml><?xml version="1.0" encoding="utf-8"?>
<math xmlns="http://www.w3.org/1998/Math/MathML" display="block">
  <semantics>
    <mtable>
      <mtr>
        <mtd>
          <mrow>
            <mi>L</mi>
            <mrow>
              <mrow>
                <mo fence="true" stretchy="false">(</mo>
                <mrow>
                  <mrow>
                    <msub>
                      <mi>x</mi>
                      <mn>1</mn>
                    </msub>
                    <mi>;</mi>
                    <msub>
                      <mi>x</mi>
                      <mn>2</mn>
                    </msub>
                    <mi>;</mi>
                    <mn>...</mn>
                    <mi>;</mi>
                    <msub>
                      <mi>x</mi>
                      <mi>N</mi>
                    </msub>
                  </mrow>
                </mrow>
                <mo fence="true" stretchy="false">)</mo>
              </mrow>
              <mo stretchy="false">=</mo>
              <msub>
                <mi>f</mi>
                <mi>X</mi>
              </msub>
            </mrow>
            <mrow>
              <mrow>
                <mo fence="true" stretchy="false">(</mo>
                <mrow>
                  <msub>
                    <mi>x</mi>
                    <mn>1</mn>
                  </msub>
                </mrow>
                <mo fence="true" stretchy="false">)</mo>
              </mrow>
              <mo stretchy="false">⋅</mo>
              <msub>
                <mi>f</mi>
                <mi>X</mi>
              </msub>
            </mrow>
            <mrow>
              <mrow>
                <mo fence="true" stretchy="false">(</mo>
                <mrow>
                  <msub>
                    <mi>x</mi>
                    <mn>2</mn>
                  </msub>
                </mrow>
                <mo fence="true" stretchy="false">)</mo>
              </mrow>
              <mo stretchy="false">⋅</mo>
              <mn>...</mn>
              <mo stretchy="false">⋅</mo>
              <msub>
                <mi>f</mi>
                <mi>X</mi>
              </msub>
            </mrow>
            <mrow>
              <mrow>
                <mo fence="true" stretchy="false">(</mo>
                <mrow>
                  <msub>
                    <mi>x</mi>
                    <mi>N</mi>
                  </msub>
                </mrow>
                <mo fence="true" stretchy="false">)</mo>
              </mrow>
              <mo stretchy="false">=</mo>
              <mrow>
                <mi>θ</mi>
                <mo stretchy="false">⋅</mo>
                <msup>
                  <mi>e</mi>
                  <mrow>
                    <mrow>
                      <mo stretchy="false">−</mo>
                      <mi>θ</mi>
                    </mrow>
                    <msub>
                      <mi>x</mi>
                      <mn>1</mn>
                    </msub>
                  </mrow>
                </msup>
              </mrow>
            </mrow>
            <mi>,</mi>
            <mn>...</mn>
            <mi>,</mi>
            <mrow>
              <mrow>
                <mi>θ</mi>
                <mo stretchy="false">⋅</mo>
                <msup>
                  <mi>e</mi>
                  <mrow>
                    <mrow>
                      <mo stretchy="false">−</mo>
                      <mi>θ</mi>
                    </mrow>
                    <msub>
                      <mi>x</mi>
                      <mi>N</mi>
                    </msub>
                  </mrow>
                </msup>
              </mrow>
              <mo stretchy="false">=</mo>
              <mrow>
                <msup>
                  <mi>θ</mi>
                  <mi>N</mi>
                </msup>
                <mo stretchy="false">⋅</mo>
                <mi>θ</mi>
                <mo stretchy="false">⋅</mo>
                <msup>
                  <mi>e</mi>
                  <mrow>
                    <mrow>
                      <mo stretchy="false">−</mo>
                      <mi>θ</mi>
                    </mrow>
                    <mo stretchy="false">⋅</mo>
                    <mrow>
                      <mo fence="true" stretchy="false">(</mo>
                      <mrow>
                        <mrow>
                          <mrow>
                            <msub>
                              <mi>x</mi>
                              <mn>1</mn>
                            </msub>
                            <mo stretchy="false">+</mo>
                            <mn>...</mn>
                          </mrow>
                          <msub>
                            <mi>x</mi>
                            <mi>N</mi>
                          </msub>
                        </mrow>
                      </mrow>
                      <mo fence="true" stretchy="false">)</mo>
                    </mrow>
                  </mrow>
                </msup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sup>
                  <mi>θ</mi>
                  <mi>N</mi>
                </msup>
                <mo stretchy="false">⋅</mo>
                <msup>
                  <mi>e</mi>
                  <mrow>
                    <mrow>
                      <mo stretchy="false">−</mo>
                      <mi>θ</mi>
                    </mrow>
                    <mo stretchy="false">⋅</mo>
                    <mi>N</mi>
                    <mo stretchy="false">⋅</mo>
                    <mover accent="true">
                      <mi>x</mi>
                      <mo stretchy="false">¯</mo>
                    </mover>
                  </mrow>
                </msup>
              </mrow>
            </mrow>
            <mphantom>
              <mi mathvariant="italic">ffffffffffffffffffffffffffffffffffffffffffffffffffffddfdssdfsdfsdfsdfsdfsdfsdfsdfsdfssss</mi>
            </mphantom>
          </mrow>
        </mtd>
      </mtr>
    </mtable>
    <annotation encoding="StarMath 5.0">L( x_1;x_2; ... ;x_N ) = f_X ( x_1 ) cdot f_X( x_2 ) cdot ... cdot f_X( x_N ) = 
%theta cdot e^{- %theta x_1},...,%theta cdot e^{- %theta x_N} = %theta^N cdot %theta cdot e^{- %theta cdot (x_1+...x_N)} = {} newline {} = %theta^N cdot e^{ - %theta cdot N cdot bar x } phantom{ ffffffffffffffffffffffffffffffffffffffffffffffffffffddfdssdfsdfsdfsdfsdfsdfsdfsdfsdfssss }
</annotation>
  </semantics>
</math>
</file>

<file path=Object 14/content.xml><?xml version="1.0" encoding="utf-8"?>
<math xmlns="http://www.w3.org/1998/Math/MathML" display="block">
  <semantics>
    <mrow>
      <mi>ln</mi>
      <mrow>
        <mi>L</mi>
        <mo stretchy="false">=</mo>
        <mi>ln</mi>
      </mrow>
      <mrow>
        <mrow>
          <mo fence="true" stretchy="false">(</mo>
          <mrow>
            <mrow>
              <msup>
                <mi>θ</mi>
                <mi>N</mi>
              </msup>
              <mo stretchy="false">⋅</mo>
              <msup>
                <mi>e</mi>
                <mrow>
                  <mrow>
                    <mo stretchy="false">−</mo>
                    <mi>θ</mi>
                  </mrow>
                  <mo stretchy="false">⋅</mo>
                  <mi>N</mi>
                  <mo stretchy="false">⋅</mo>
                  <mover accent="true">
                    <mi>x</mi>
                    <mo stretchy="false">¯</mo>
                  </mover>
                </mrow>
              </msup>
            </mrow>
          </mrow>
          <mo fence="true" stretchy="false">)</mo>
        </mrow>
        <mo stretchy="false">=</mo>
        <mrow>
          <mi>N</mi>
          <mo stretchy="false">⋅</mo>
          <mi>ln</mi>
        </mrow>
      </mrow>
      <mrow>
        <mi>θ</mi>
        <mo stretchy="false">−</mo>
        <mrow>
          <mi>θ</mi>
          <mo stretchy="false">⋅</mo>
          <mi>N</mi>
          <mo stretchy="false">⋅</mo>
          <mover accent="true">
            <mi>x</mi>
            <mo stretchy="false">¯</mo>
          </mover>
        </mrow>
      </mrow>
    </mrow>
    <annotation encoding="StarMath 5.0">ln L = ln ( %theta^N cdot e^{ - %theta cdot N cdot bar x } ) = 
N cdot ln %theta - %theta cdot N cdot bar x
</annotation>
  </semantics>
</math>
</file>

<file path=Object 15/content.xml><?xml version="1.0" encoding="utf-8"?>
<math xmlns="http://www.w3.org/1998/Math/MathML" display="block">
  <semantics>
    <mtable>
      <mtr>
        <mtd>
          <mrow>
            <mfrac>
              <mo stretchy="false">∂</mo>
              <mrow>
                <mo stretchy="false">∂</mo>
                <mi>θ</mi>
              </mrow>
            </mfrac>
            <mrow>
              <mrow>
                <mo fence="true" stretchy="false">(</mo>
                <mrow>
                  <mrow>
                    <mi>ln</mi>
                    <mi>L</mi>
                  </mrow>
                </mrow>
                <mo fence="true" stretchy="false">)</mo>
              </mrow>
              <mo stretchy="false">=</mo>
              <mn>0</mn>
            </mrow>
            <mphantom>
              <mi mathvariant="italic">fffh</mi>
            </mphantom>
            <mrow/>
          </mrow>
        </mtd>
      </mtr>
      <mtr>
        <mtd>
          <mrow>
            <mrow/>
            <mrow>
              <mrow>
                <mfrac>
                  <mi>N</mi>
                  <mi>θ</mi>
                </mfrac>
                <mo stretchy="false">−</mo>
                <mrow>
                  <mi>N</mi>
                  <mo stretchy="false">⋅</mo>
                  <mover accent="true">
                    <mi>x</mi>
                    <mo stretchy="false">¯</mo>
                  </mover>
                </mrow>
              </mrow>
              <mo stretchy="false">=</mo>
              <mn>0</mn>
            </mrow>
            <mphantom>
              <mi mathvariant="italic">fffhd</mi>
            </mphantom>
            <mrow/>
          </mrow>
        </mtd>
      </mtr>
      <mtr>
        <mtd>
          <mrow>
            <mrow/>
            <mrow>
              <mfrac>
                <mn>1</mn>
                <mi>θ</mi>
              </mfrac>
              <mo stretchy="false">=</mo>
              <mover accent="true">
                <mi>x</mi>
                <mo stretchy="false">¯</mo>
              </mover>
            </mrow>
            <mphantom>
              <mi mathvariant="italic">fffffffffdddj</mi>
            </mphantom>
            <mrow/>
          </mrow>
        </mtd>
      </mtr>
      <mtr>
        <mtd>
          <mrow>
            <mrow/>
            <mrow>
              <mover accent="true">
                <mi>θ</mi>
                <mo stretchy="false">^</mo>
              </mover>
              <mo stretchy="false">=</mo>
              <mfrac>
                <mn>1</mn>
                <mover accent="true">
                  <mi>x</mi>
                  <mo stretchy="false">¯</mo>
                </mover>
              </mfrac>
              <mo stretchy="false">=</mo>
              <mfrac>
                <mi>N</mi>
                <mrow>
                  <mrow>
                    <msub>
                      <mi>x</mi>
                      <mn>1</mn>
                    </msub>
                    <mo stretchy="false">+</mo>
                    <mn>...</mn>
                  </mrow>
                  <msub>
                    <mi>x</mi>
                    <mi>N</mi>
                  </msub>
                </mrow>
              </mfrac>
            </mrow>
          </mrow>
        </mtd>
      </mtr>
    </mtable>
    <annotation encoding="StarMath 5.0">partial over { partial %theta } ( ln L ) = 0 phantom { fffh } {} newline {} 
N over %theta - N cdot bar x = 0 phantom { fffhd } {} newline {}
1 over %theta = bar x phantom { fffffffffdddj } {} newline {}
hat %theta = 1 over bar x = N over { x_1+...x_N }</annotation>
  </semantics>
</math>
</file>

<file path=Object 16/content.xml><?xml version="1.0" encoding="utf-8"?>
<math xmlns="http://www.w3.org/1998/Math/MathML" display="block">
  <semantics>
    <mrow>
      <mover accent="true">
        <mi>θ</mi>
        <mo stretchy="false">^</mo>
      </mover>
      <mo stretchy="false">=</mo>
      <mfrac>
        <mn>1</mn>
        <mover accent="true">
          <mi>x</mi>
          <mo stretchy="false">¯</mo>
        </mover>
      </mfrac>
      <mo stretchy="false">=</mo>
      <mfrac>
        <mi>N</mi>
        <mrow>
          <mrow>
            <msub>
              <mi>x</mi>
              <mn>1</mn>
            </msub>
            <mo stretchy="false">+</mo>
            <mn>...</mn>
          </mrow>
          <msub>
            <mi>x</mi>
            <mi>N</mi>
          </msub>
        </mrow>
      </mfrac>
    </mrow>
    <annotation encoding="StarMath 5.0">hat %theta = 1 over bar x = N over { x_1+...x_N }</annotation>
  </semantics>
</math>
</file>

<file path=Object 17/content.xml><?xml version="1.0" encoding="utf-8"?>
<math xmlns="http://www.w3.org/1998/Math/MathML" display="block">
  <semantics>
    <mrow>
      <mover accent="true">
        <mi>θ</mi>
        <mo stretchy="false">^</mo>
      </mover>
      <mo stretchy="false">=</mo>
      <mfrac>
        <mn>5</mn>
        <mrow>
          <mn>2</mn>
          <mo stretchy="false">+</mo>
          <mn>3</mn>
          <mo stretchy="false">+</mo>
          <mn>5</mn>
          <mo stretchy="false">+</mo>
          <mn>8</mn>
          <mo stretchy="false">+</mo>
          <mn>22</mn>
        </mrow>
      </mfrac>
      <mo stretchy="false">=</mo>
      <mn>0.125</mn>
    </mrow>
    <annotation encoding="StarMath 5.0">hat %theta = 5 over { 2+3+5+8+22 } = 0.125</annotation>
  </semantics>
</math>
</file>

<file path=Object 1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⩾</mo>
              <mi>a</mi>
            </mrow>
          </mrow>
          <mo fence="true" stretchy="false">)</mo>
        </mrow>
        <mo stretchy="false">⩽</mo>
        <mfrac>
          <mrow>
            <mi>M</mi>
            <mrow>
              <mo fence="true" stretchy="false">(</mo>
              <mrow>
                <mi>X</mi>
              </mrow>
              <mo fence="true" stretchy="false">)</mo>
            </mrow>
          </mrow>
          <mi>a</mi>
        </mfrac>
      </mrow>
    </mrow>
    <annotation encoding="StarMath 5.0">P( X geslant a  )  leslant {M( X )}over {a} </annotation>
  </semantics>
</math>
</file>

<file path=Object 1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⩾</mo>
              <mi>a</mi>
            </mrow>
          </mrow>
          <mo fence="true" stretchy="false">)</mo>
        </mrow>
        <mo stretchy="false">⩽</mo>
        <mn>0.8</mn>
      </mrow>
    </mrow>
    <annotation encoding="StarMath 5.0">P( X geslant a  ) leslant 0.8 </annotation>
  </semantics>
</math>
</file>

<file path=Object 2/content.xml><?xml version="1.0" encoding="utf-8"?>
<math xmlns="http://www.w3.org/1998/Math/MathML" display="block">
  <semantics>
    <mtable>
      <mtr>
        <mtd>
          <mrow>
            <mi>M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underover>
                  <mo stretchy="false">∫</mo>
                  <mrow>
                    <mo stretchy="false">−</mo>
                    <mi mathvariant="normal">∞</mi>
                  </mrow>
                  <mrow>
                    <mo stretchy="false">+</mo>
                    <mi mathvariant="normal">∞</mi>
                  </mrow>
                </munderover>
                <msub>
                  <mi>f</mi>
                  <mi>x</mi>
                </msub>
              </mrow>
            </mrow>
            <mrow>
              <mo fence="true" stretchy="false">(</mo>
              <mrow>
                <mi>x</mi>
              </mrow>
              <mo fence="true" stretchy="false">)</mo>
            </mrow>
            <mrow>
              <mi mathvariant="italic">dx</mi>
              <mo stretchy="false">=</mo>
              <mrow>
                <mrow>
                  <munderover>
                    <mo stretchy="false">∫</mo>
                    <mn>0</mn>
                    <mrow>
                      <mo stretchy="false">+</mo>
                      <mi mathvariant="normal">∞</mi>
                    </mrow>
                  </munderover>
                  <mi>x</mi>
                </mrow>
                <mo stretchy="false">⋅</mo>
                <mrow>
                  <mrow>
                    <mfrac>
                      <msqrt>
                        <mi>θ</mi>
                      </msqrt>
                      <msqrt>
                        <mrow>
                          <mi>π</mi>
                          <mo stretchy="false">⋅</mo>
                          <mi>x</mi>
                        </mrow>
                      </msqrt>
                    </mfrac>
                    <mo stretchy="false">⋅</mo>
                    <msup>
                      <mi>e</mi>
                      <mrow>
                        <mrow>
                          <mo stretchy="false">−</mo>
                          <mi>θ</mi>
                        </mrow>
                        <mi>x</mi>
                      </mrow>
                    </msup>
                  </mrow>
                  <mi mathvariant="italic">dx</mi>
                </mrow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i>x</mi>
                          <mo stretchy="false">=</mo>
                          <msup>
                            <mi>t</mi>
                            <mn>2</mn>
                          </msup>
                        </mrow>
                      </mtd>
                    </mtr>
                    <mtr>
                      <mtd>
                        <mrow>
                          <mrow>
                            <mi mathvariant="italic">dx</mi>
                            <mo stretchy="false">=</mo>
                            <mn>2</mn>
                          </mrow>
                          <mi mathvariant="italic">tdt</mi>
                        </mrow>
                      </mtd>
                    </mtr>
                  </mtable>
                </mrow>
                <mo fence="true" stretchy="true">}</mo>
              </mrow>
              <mo stretchy="false">=</mo>
              <mrow>
                <mrow>
                  <munderover>
                    <mo stretchy="false">∫</mo>
                    <mn>0</mn>
                    <mrow>
                      <mo stretchy="false">+</mo>
                      <mi mathvariant="normal">∞</mi>
                    </mrow>
                  </munderover>
                  <msup>
                    <mi>t</mi>
                    <mn>2</mn>
                  </msup>
                </mrow>
                <mo stretchy="false">⋅</mo>
                <mrow>
                  <mrow>
                    <mfrac>
                      <msqrt>
                        <mi>θ</mi>
                      </msqrt>
                      <msqrt>
                        <mrow>
                          <mi>π</mi>
                          <mo stretchy="false">⋅</mo>
                          <msup>
                            <mi>t</mi>
                            <mn>2</mn>
                          </msup>
                        </mrow>
                      </msqrt>
                    </mfrac>
                    <mo stretchy="false">⋅</mo>
                    <msup>
                      <mi>e</mi>
                      <mrow>
                        <mrow>
                          <mo stretchy="false">−</mo>
                          <mi>θ</mi>
                        </mrow>
                        <msup>
                          <mi>t</mi>
                          <mn>2</mn>
                        </msup>
                      </mrow>
                    </msup>
                    <mo stretchy="false">⋅</mo>
                    <mn>2</mn>
                  </mrow>
                  <mi mathvariant="italic">tdt</mi>
                </mrow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underover>
                  <mo stretchy="false">∫</mo>
                  <mn>0</mn>
                  <mrow>
                    <mo stretchy="false">+</mo>
                    <mi mathvariant="normal">∞</mi>
                  </mrow>
                </munderover>
                <mn>2</mn>
              </mrow>
            </mrow>
            <mrow>
              <mfrac>
                <msqrt>
                  <mi>θ</mi>
                </msqrt>
                <msqrt>
                  <mi>π</mi>
                </msqrt>
              </mfrac>
              <mo stretchy="false">⋅</mo>
              <msup>
                <mi>t</mi>
                <mn>2</mn>
              </msup>
              <mo stretchy="false">⋅</mo>
              <msup>
                <mi>e</mi>
                <mrow>
                  <mrow>
                    <mo stretchy="false">−</mo>
                    <mi>θ</mi>
                  </mrow>
                  <msup>
                    <mi>t</mi>
                    <mn>2</mn>
                  </msup>
                </mrow>
              </msup>
            </mrow>
            <mrow>
              <mi mathvariant="italic">dt</mi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i>t</mi>
                          <mo stretchy="false">=</mo>
                          <mfrac>
                            <mi>z</mi>
                            <msqrt>
                              <mrow>
                                <mn>2</mn>
                                <mi>θ</mi>
                              </mrow>
                            </msqrt>
                          </mfrac>
                        </mrow>
                      </mtd>
                    </mtr>
                    <mtr>
                      <mtd>
                        <mrow>
                          <mi mathvariant="italic">dt</mi>
                          <mo stretchy="false">=</mo>
                          <mfrac>
                            <mi mathvariant="italic">dz</mi>
                            <msqrt>
                              <mrow>
                                <mn>2</mn>
                                <mi>θ</mi>
                              </mrow>
                            </msqrt>
                          </mfrac>
                        </mrow>
                      </mtd>
                    </mtr>
                  </mtable>
                </mrow>
                <mo fence="true" stretchy="true">}</mo>
              </mrow>
              <mo stretchy="false">=</mo>
              <mrow>
                <mfrac>
                  <mrow>
                    <mn>2</mn>
                    <msqrt>
                      <mi>θ</mi>
                    </msqrt>
                  </mrow>
                  <msqrt>
                    <mi>π</mi>
                  </msqrt>
                </mfrac>
                <mo stretchy="false">⋅</mo>
                <mrow>
                  <munderover>
                    <mo stretchy="false">∫</mo>
                    <mn>0</mn>
                    <mrow>
                      <mo stretchy="false">+</mo>
                      <mi mathvariant="normal">∞</mi>
                    </mrow>
                  </munderover>
                  <mfrac>
                    <msup>
                      <mi>z</mi>
                      <mn>2</mn>
                    </msup>
                    <mrow>
                      <mn>2</mn>
                      <mi>θ</mi>
                    </mrow>
                  </mfrac>
                </mrow>
                <mo stretchy="false">⋅</mo>
                <msup>
                  <mi>e</mi>
                  <mfrac>
                    <msup>
                      <mi>z</mi>
                      <mn>2</mn>
                    </msup>
                    <mn>2</mn>
                  </mfrac>
                </msup>
              </mrow>
            </mrow>
            <mrow>
              <mfrac>
                <mi mathvariant="italic">dz</mi>
                <msqrt>
                  <mrow>
                    <mn>2</mn>
                    <mi>θ</mi>
                  </mrow>
                </msqrt>
              </mfrac>
              <mo stretchy="false">=</mo>
              <mfrac>
                <mn>1</mn>
                <mrow>
                  <mi>θ</mi>
                  <msqrt>
                    <mrow>
                      <mn>2</mn>
                      <mi>π</mi>
                    </mrow>
                  </msqrt>
                </mrow>
              </mfrac>
            </mrow>
            <mrow>
              <mrow>
                <munderover>
                  <mo stretchy="false">∫</mo>
                  <mn>0</mn>
                  <mrow>
                    <mo stretchy="false">+</mo>
                    <mi mathvariant="normal">∞</mi>
                  </mrow>
                </munderover>
                <msup>
                  <mi>z</mi>
                  <mn>2</mn>
                </msup>
              </mrow>
              <mo stretchy="false">⋅</mo>
              <msup>
                <mi>e</mi>
                <mfrac>
                  <msup>
                    <mi>z</mi>
                    <mn>2</mn>
                  </msup>
                  <mn>2</mn>
                </mfrac>
              </msup>
            </mrow>
            <mrow>
              <mi mathvariant="italic">dz</mi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frac>
                  <mn>1</mn>
                  <mi>θ</mi>
                </mfrac>
                <mo stretchy="false">⋅</mo>
                <mfrac>
                  <mn>1</mn>
                  <mn>2</mn>
                </mfrac>
              </mrow>
            </mrow>
            <mrow>
              <mrow>
                <munderover>
                  <mo stretchy="false">∫</mo>
                  <mrow>
                    <mo stretchy="false">−</mo>
                    <mi mathvariant="normal">∞</mi>
                  </mrow>
                  <mrow>
                    <mo stretchy="false">+</mo>
                    <mi mathvariant="normal">∞</mi>
                  </mrow>
                </munderover>
                <mrow>
                  <mrow>
                    <mfrac>
                      <mn>1</mn>
                      <msqrt>
                        <mrow>
                          <mn>2</mn>
                          <mi>π</mi>
                        </mrow>
                      </msqrt>
                    </mfrac>
                    <mo stretchy="false">⋅</mo>
                    <msup>
                      <mi>z</mi>
                      <mn>2</mn>
                    </msup>
                    <mo stretchy="false">⋅</mo>
                    <msup>
                      <mi>e</mi>
                      <mrow>
                        <mo stretchy="false">−</mo>
                        <mfrac>
                          <msup>
                            <mi>z</mi>
                            <mn>2</mn>
                          </msup>
                          <mn>2</mn>
                        </mfrac>
                      </mrow>
                    </msup>
                  </mrow>
                  <mi mathvariant="italic">dz</mi>
                </mrow>
              </mrow>
              <mo stretchy="false">=</mo>
              <mfrac>
                <mn>1</mn>
                <mrow>
                  <mn>2</mn>
                  <mi>θ</mi>
                </mrow>
              </mfrac>
            </mrow>
            <mrow>
              <mrow>
                <mo fence="true" stretchy="false">(</mo>
                <mrow>
                  <mrow>
                    <mi>D</mi>
                    <mrow>
                      <mrow>
                        <mo fence="true" stretchy="false">(</mo>
                        <mrow>
                          <mi>z</mi>
                        </mrow>
                        <mo fence="true" stretchy="false">)</mo>
                      </mrow>
                      <mo stretchy="false">+</mo>
                      <msup>
                        <mi>M</mi>
                        <mn>2</mn>
                      </msup>
                    </mrow>
                    <mrow>
                      <mo fence="true" stretchy="false">(</mo>
                      <mrow>
                        <mi>z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frac>
                <mn>1</mn>
                <mrow>
                  <mn>2</mn>
                  <mi>θ</mi>
                </mrow>
              </mfrac>
            </mrow>
            <mrow>
              <mrow>
                <mo fence="true" stretchy="false">(</mo>
                <mrow>
                  <mrow>
                    <mn>1</mn>
                    <mo stretchy="false">+</mo>
                    <msup>
                      <mi>θ</mi>
                      <mn>2</mn>
                    </msup>
                  </mrow>
                </mrow>
                <mo fence="true" stretchy="false">)</mo>
              </mrow>
              <mo stretchy="false">=</mo>
              <mfrac>
                <mn>1</mn>
                <mrow>
                  <mn>2</mn>
                  <mi>θ</mi>
                </mrow>
              </mfrac>
            </mrow>
          </mrow>
        </mtd>
      </mtr>
    </mtable>
    <annotation encoding="StarMath 5.0">M( X ) = int from{-infinity} to{+ infinity} f_x( x)dx = 
int from 0 to {+ infinity} x cdot { sqrt %theta over sqrt {%pi cdot x} cdot 
e^{- %theta x}dx } = left lbrace stack {x= t^2 #dx=2tdt } right rbrace=
int from 0 to { + infinity } t^2 cdot { sqrt %theta over sqrt {%pi cdot t^2 } cdot e^{ - %theta t^2 } cdot 2tdt } = {} newline {} =
int from 0 to { +infinity} 2 sqrt %theta over sqrt %pi cdot t^2 cdot e^{- %theta t^2} dt  = left lbrace stack { t = z over sqrt {2 %theta} #dt= dz over sqrt {2 %theta} } right rbrace = 
{2 sqrt %theta} over sqrt %pi cdot int from 0 to {+ infinity} {z^2 over {2 %theta}} cdot e^{ z^2 over 2 } dz over sqrt { 2 %theta } = 1 over { %theta sqrt {2 %pi} } int from 0 to { + infinity } z^2 cdot e^{ z^2 over 2 } dz = {} newline {} = {1 over %theta} cdot {1 over 2} int from { -infinity } to { + infinity } {1 over {sqrt { 2 %pi }} cdot z^2 cdot e^{ - {z^2 over 2}} dz } = 1 over {2 %theta} ( D(z) + M^2 (z) ) = 1 over {2 %theta} ( 1 + %theta^2 ) = 1 over { 2 %theta }</annotation>
  </semantics>
</math>
</file>

<file path=Object 20/content.xml><?xml version="1.0" encoding="utf-8"?>
<math xmlns="http://www.w3.org/1998/Math/MathML" display="block">
  <semantics>
    <mrow>
      <mfrac>
        <mrow>
          <mi>M</mi>
          <mrow>
            <mo fence="true" stretchy="false">(</mo>
            <mrow>
              <mi>X</mi>
            </mrow>
            <mo fence="true" stretchy="false">)</mo>
          </mrow>
        </mrow>
        <mi>a</mi>
      </mfrac>
      <mo stretchy="false">=</mo>
      <mn>0.8</mn>
    </mrow>
    <annotation encoding="StarMath 5.0">{{M(X)} over a } = 0.8</annotation>
  </semantics>
</math>
</file>

<file path=Object 21/content.xml><?xml version="1.0" encoding="utf-8"?>
<math xmlns="http://www.w3.org/1998/Math/MathML" display="block">
  <semantics>
    <mrow>
      <mi>a</mi>
      <mo stretchy="false">=</mo>
      <mfrac>
        <mrow>
          <mi>M</mi>
          <mrow>
            <mo fence="true" stretchy="false">(</mo>
            <mrow>
              <mi>X</mi>
            </mrow>
            <mo fence="true" stretchy="false">)</mo>
          </mrow>
        </mrow>
        <mn>0.8</mn>
      </mfrac>
      <mo stretchy="false">=</mo>
      <mfrac>
        <mn>600</mn>
        <mn>0.8</mn>
      </mfrac>
      <mo stretchy="false">=</mo>
      <mn>750</mn>
    </mrow>
    <annotation encoding="StarMath 5.0">a = {M( X )} over 0.8 = 600 over 0.8 = 750</annotation>
  </semantics>
</math>
</file>

<file path=Object 2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⩾</mo>
              <mn>750</mn>
            </mrow>
          </mrow>
          <mo fence="true" stretchy="false">)</mo>
        </mrow>
        <mo stretchy="false">⩽</mo>
        <mn>0.8</mn>
      </mrow>
    </mrow>
    <annotation encoding="StarMath 5.0">P( X  geslant 750  )  leslant 0.8 </annotation>
  </semantics>
</math>
</file>

<file path=Object 23/content.xml><?xml version="1.0" encoding="utf-8"?>
<math xmlns="http://www.w3.org/1998/Math/MathML" display="block">
  <semantics>
    <mrow>
      <mrow>
        <mrow>
          <mover accent="true">
            <mi>x</mi>
            <mo stretchy="false">¯</mo>
          </mover>
          <mo stretchy="false">−</mo>
          <mrow>
            <msub>
              <mi mathvariant="normal">u</mi>
              <mrow>
                <mn>1</mn>
                <mo stretchy="false">−</mo>
                <mi>ε</mi>
              </mrow>
            </msub>
            <mo stretchy="false">⋅</mo>
            <mfrac>
              <mi>ς</mi>
              <msqrt>
                <mi>N</mi>
              </msqrt>
            </mfrac>
          </mrow>
        </mrow>
        <mo stretchy="false">&lt;</mo>
        <mphantom>
          <mrow/>
        </mphantom>
      </mrow>
      <mstyle mathvariant="bold">
        <mi>a</mi>
      </mstyle>
      <mrow>
        <mphantom>
          <mrow/>
        </mphantom>
        <mo stretchy="false">&lt;</mo>
        <mrow>
          <mover accent="true">
            <mi>x</mi>
            <mo stretchy="false">¯</mo>
          </mover>
          <mo stretchy="false">+</mo>
          <mrow>
            <msub>
              <mi mathvariant="normal">u</mi>
              <mrow>
                <mn>1</mn>
                <mo stretchy="false">−</mo>
                <mi>ε</mi>
              </mrow>
            </msub>
            <mo stretchy="false">⋅</mo>
            <mfrac>
              <mi>ς</mi>
              <msqrt>
                <mi>N</mi>
              </msqrt>
            </mfrac>
          </mrow>
        </mrow>
      </mrow>
    </mrow>
    <annotation encoding="StarMath 5.0">bar x - func u_{ 1- %varepsilon } cdot {%varsigma over { sqrt N}} &lt; 
phantom {}  bold a  phantom {} &lt; 
bar x +func u_{ 1 - %varepsilon } cdot { %varsigma over {sqrt N } }

</annotation>
  </semantics>
</math>
</file>

<file path=Object 24/content.xml><?xml version="1.0" encoding="utf-8"?>
<math xmlns="http://www.w3.org/1998/Math/MathML" display="block">
  <semantics>
    <mrow>
      <mi mathvariant="normal">Δ</mi>
      <mo stretchy="false">=</mo>
      <mrow>
        <msub>
          <mi mathvariant="normal">u</mi>
          <mrow>
            <mn>1</mn>
            <mo stretchy="false">−</mo>
            <mi>ε</mi>
          </mrow>
        </msub>
        <mo stretchy="false">⋅</mo>
        <mfrac>
          <mi>ς</mi>
          <msqrt>
            <mi>N</mi>
          </msqrt>
        </mfrac>
      </mrow>
    </mrow>
    <annotation encoding="StarMath 5.0">%DELTA = func u_{ 1- %varepsilon } cdot {%varsigma over { sqrt N }}</annotation>
  </semantics>
</math>
</file>

<file path=Object 25/content.xml><?xml version="1.0" encoding="utf-8"?>
<math xmlns="http://www.w3.org/1998/Math/MathML" display="block">
  <semantics>
    <mrow>
      <mi mathvariant="normal">Δ</mi>
      <mo stretchy="false">≤</mo>
      <mn>10</mn>
    </mrow>
    <annotation encoding="StarMath 5.0">%DELTA &lt;= 10</annotation>
  </semantics>
</math>
</file>

<file path=Object 26/content.xml><?xml version="1.0" encoding="utf-8"?>
<math xmlns="http://www.w3.org/1998/Math/MathML" display="block">
  <semantics>
    <mtable>
      <mtr>
        <mtd>
          <mrow>
            <mfrac>
              <mrow>
                <msub>
                  <mi mathvariant="normal">u</mi>
                  <mrow>
                    <mn>1</mn>
                    <mo stretchy="false">−</mo>
                    <mi>ε</mi>
                  </mrow>
                </msub>
                <mo stretchy="false">⋅</mo>
                <mn>10</mn>
              </mrow>
              <msqrt>
                <mi>N</mi>
              </msqrt>
            </mfrac>
            <mphantom>
              <mi mathvariant="italic">sss</mi>
            </mphantom>
            <mrow/>
            <mrow/>
          </mrow>
        </mtd>
      </mtr>
      <mtr>
        <mtd>
          <mrow>
            <mrow/>
            <mrow/>
            <mrow>
              <msqrt>
                <mi>N</mi>
              </msqrt>
              <mo stretchy="false">≥</mo>
              <msub>
                <mi mathvariant="normal">u</mi>
                <mrow>
                  <mn>1</mn>
                  <mo stretchy="false">−</mo>
                  <mi>ε</mi>
                </mrow>
              </msub>
            </mrow>
            <mphantom>
              <mi>s</mi>
            </mphantom>
            <mrow/>
            <mrow/>
          </mrow>
        </mtd>
      </mtr>
      <mtr>
        <mtd>
          <mrow>
            <mrow/>
            <mrow/>
            <mrow>
              <mi>N</mi>
              <mo stretchy="false">≥</mo>
              <msup>
                <mrow>
                  <mo fence="true" stretchy="false">(</mo>
                  <mrow>
                    <msub>
                      <mi mathvariant="normal">u</mi>
                      <mrow>
                        <mn>1</mn>
                        <mo stretchy="false">−</mo>
                        <mi>ε</mi>
                      </mrow>
                    </msub>
                  </mrow>
                  <mo fence="true" stretchy="false">)</mo>
                </mrow>
                <mn>2</mn>
              </msup>
            </mrow>
            <mphantom>
              <mrow/>
            </mphantom>
          </mrow>
        </mtd>
      </mtr>
    </mtable>
    <annotation encoding="StarMath 5.0">func u_{ 1 - %varepsilon } cdot 10 over { sqrt N } phantom sss
{}{} newline {}{}
sqrt N  &gt;= func u_{ 1 - %varepsilon } phantom s
{}{} newline {}{}
N &gt;= ( func u_{1 - %varepsilon} )^2 phantom 

</annotation>
  </semantics>
</math>
</file>

<file path=Object 27/content.xml><?xml version="1.0" encoding="utf-8"?>
<math xmlns="http://www.w3.org/1998/Math/MathML" display="block">
  <semantics>
    <mtable>
      <mtr>
        <mtd>
          <mrow>
            <mrow>
              <mi>γ</mi>
              <mo stretchy="false">=</mo>
              <mn>0.9</mn>
            </mrow>
            <mphantom>
              <mi mathvariant="italic">ffffffffffffffffffffffff</mi>
            </mphantom>
            <mrow/>
            <mrow/>
          </mrow>
        </mtd>
      </mtr>
      <mtr>
        <mtd>
          <mrow>
            <mrow/>
            <mrow/>
            <mrow>
              <mi>ε</mi>
              <mo stretchy="false">=</mo>
              <mfrac>
                <mrow>
                  <mn>1</mn>
                  <mo stretchy="false">−</mo>
                  <mi>γ</mi>
                </mrow>
                <mn>2</mn>
              </mfrac>
              <mo stretchy="false">=</mo>
              <mfrac>
                <mrow>
                  <mn>1</mn>
                  <mo stretchy="false">−</mo>
                  <mn>0.9</mn>
                </mrow>
                <mn>2</mn>
              </mfrac>
              <mo stretchy="false">=</mo>
              <mn>0.05</mn>
            </mrow>
          </mrow>
        </mtd>
      </mtr>
    </mtable>
    <annotation encoding="StarMath 5.0">%gamma = 0.9 phantom ffffffffffffffffffffffff
{}{} newline {}{}
%varepsilon = {1 - %gamma} over 2 = { 1 - 0.9 } over 2 = 0.05</annotation>
  </semantics>
</math>
</file>

<file path=Object 28/content.xml><?xml version="1.0" encoding="utf-8"?>
<math xmlns="http://www.w3.org/1998/Math/MathML" display="block">
  <semantics>
    <mrow>
      <msub>
        <mi mathvariant="normal">u</mi>
        <mrow>
          <mn>1</mn>
          <mo stretchy="false">−</mo>
          <mn>0.05</mn>
        </mrow>
      </msub>
      <mo stretchy="false">=</mo>
      <mn>1.64</mn>
    </mrow>
    <annotation encoding="StarMath 5.0">func u_{ 1 - 0.05 } = 1.64</annotation>
  </semantics>
</math>
</file>

<file path=Object 3/content.xml><?xml version="1.0" encoding="utf-8"?>
<math xmlns="http://www.w3.org/1998/Math/MathML" display="block">
  <semantics>
    <mrow>
      <mrow>
        <mi>z</mi>
        <mo stretchy="false">∼</mo>
        <mi>N</mi>
      </mrow>
      <mrow>
        <mo fence="true" stretchy="false">(</mo>
        <mrow>
          <mrow>
            <mn>0</mn>
            <mi>;</mi>
            <mn>1</mn>
          </mrow>
        </mrow>
        <mo fence="true" stretchy="false">)</mo>
      </mrow>
    </mrow>
    <annotation encoding="StarMath 5.0">z sim N( 0; 1 ) </annotation>
  </semantics>
</math>
</file>

<file path=Object 30/content.xml><?xml version="1.0" encoding="utf-8"?>
<math xmlns="http://www.w3.org/1998/Math/MathML" display="block">
  <semantics>
    <mrow>
      <mi>N</mi>
      <mo stretchy="false">≥</mo>
      <msup>
        <mrow>
          <mo fence="true" stretchy="false">(</mo>
          <mrow>
            <mn>1.64</mn>
          </mrow>
          <mo fence="true" stretchy="false">)</mo>
        </mrow>
        <mn>2</mn>
      </msup>
      <mo stretchy="false">=</mo>
      <mn>2.69</mn>
    </mrow>
    <annotation encoding="StarMath 5.0">N &gt;= ( 1.64 )^2 = 2.69</annotation>
  </semantics>
</math>
</file>

<file path=Object 4/content.xml><?xml version="1.0" encoding="utf-8"?>
<math xmlns="http://www.w3.org/1998/Math/MathML" display="block">
  <semantics>
    <mrow>
      <mi>D</mi>
      <mrow>
        <mrow>
          <mo fence="true" stretchy="false">(</mo>
          <mrow>
            <mi>z</mi>
          </mrow>
          <mo fence="true" stretchy="false">)</mo>
        </mrow>
        <mo stretchy="false">=</mo>
        <mn>1</mn>
      </mrow>
      <mphantom>
        <mi>f</mi>
      </mphantom>
      <mi>M</mi>
      <mrow>
        <mrow>
          <mo fence="true" stretchy="false">(</mo>
          <mrow>
            <mi>z</mi>
          </mrow>
          <mo fence="true" stretchy="false">)</mo>
        </mrow>
        <mo stretchy="false">=</mo>
        <mn>0</mn>
      </mrow>
      <mrow>
        <mphantom>
          <mi>d</mi>
        </mphantom>
        <mrow>
          <mo fence="true" stretchy="false">(</mo>
          <mrow>
            <mrow>
              <mi>z</mi>
              <mphantom>
                <mi>d</mi>
              </mphantom>
              <mi mathvariant="italic">распределена</mi>
              <mphantom>
                <mi>d</mi>
              </mphantom>
              <mi mathvariant="italic">нормально</mi>
            </mrow>
          </mrow>
          <mo fence="true" stretchy="false">)</mo>
        </mrow>
      </mrow>
    </mrow>
    <annotation encoding="StarMath 5.0">D( z ) = 1 phantom {f}
M( z ) = 0 {phantom {d} (z phantom {d} распределена phantom {d} нормально) }</annotation>
  </semantics>
</math>
</file>

<file path=Object 5/content.xml><?xml version="1.0" encoding="utf-8"?>
<math xmlns="http://www.w3.org/1998/Math/MathML" display="block">
  <semantics>
    <mrow>
      <mrow>
        <mfrac>
          <mn>1</mn>
          <mrow>
            <mn>2</mn>
            <mi>θ</mi>
          </mrow>
        </mfrac>
        <mo stretchy="false">=</mo>
        <mover accent="true">
          <mi>x</mi>
          <mo stretchy="false">¯</mo>
        </mover>
      </mrow>
      <mi>B</mi>
    </mrow>
    <annotation encoding="StarMath 5.0">1 over { 2 %theta } = bar x B </annotation>
  </semantics>
</math>
</file>

<file path=Object 6/content.xml><?xml version="1.0" encoding="utf-8"?>
<math xmlns="http://www.w3.org/1998/Math/MathML" display="block">
  <semantics>
    <mrow>
      <mover accent="true">
        <mi>X</mi>
        <mo stretchy="true">⃗</mo>
      </mover>
      <mo stretchy="false">=</mo>
      <mrow>
        <mo fence="true" stretchy="false">(</mo>
        <mrow>
          <mrow>
            <msub>
              <mi>X</mi>
              <mn>1</mn>
            </msub>
            <mi>,</mi>
            <mn>.</mn>
            <mn>.</mn>
            <mn>.</mn>
            <mi>,</mi>
            <msub>
              <mi>X</mi>
              <mi>n</mi>
            </msub>
          </mrow>
        </mrow>
        <mo fence="true" stretchy="false">)</mo>
      </mrow>
    </mrow>
    <annotation encoding="StarMath 5.0">widevec {X} = (X_1,. . . ,X_n) </annotation>
  </semantics>
</math>
</file>

<file path=Object 7/content.xml><?xml version="1.0" encoding="utf-8"?>
<math xmlns="http://www.w3.org/1998/Math/MathML" display="block">
  <semantics>
    <mrow>
      <msub>
        <mi>f</mi>
        <mi>X</mi>
      </msub>
      <mrow>
        <mrow>
          <mo fence="true" stretchy="false">(</mo>
          <mrow>
            <mi>x</mi>
          </mrow>
          <mo fence="true" stretchy="false">)</mo>
        </mrow>
        <mo stretchy="false">=</mo>
        <mfrac>
          <msqrt>
            <mi>θ</mi>
          </msqrt>
          <msqrt>
            <mrow>
              <mi>π</mi>
              <mi>x</mi>
            </mrow>
          </msqrt>
        </mfrac>
      </mrow>
      <msup>
        <mi>e</mi>
        <mrow>
          <mrow>
            <mo stretchy="false">−</mo>
            <mi>θ</mi>
          </mrow>
          <mi>x</mi>
        </mrow>
      </msup>
      <mi>,</mi>
      <mphantom>
        <mrow/>
      </mphantom>
      <mrow>
        <mi>x</mi>
        <mo stretchy="false">&gt;</mo>
        <mn>0</mn>
      </mrow>
    </mrow>
    <annotation encoding="StarMath 5.0">f_{X}(x) = {sqrt%theta} over { sqrt{%pi x}} e^{ -%theta x } , phantom {=} x&gt;0</annotation>
  </semantics>
</math>
</file>

<file path=Object 8/content.xml><?xml version="1.0" encoding="utf-8"?>
<math xmlns="http://www.w3.org/1998/Math/MathML" display="block">
  <semantics>
    <mrow>
      <mi>θ</mi>
      <mo stretchy="false">=</mo>
      <mfrac>
        <mn>1</mn>
        <mrow>
          <mn>2</mn>
          <mover accent="true">
            <mi>x</mi>
            <mo stretchy="false">¯</mo>
          </mover>
          <mi>B</mi>
        </mrow>
      </mfrac>
      <mo stretchy="false">=</mo>
      <mfrac>
        <mn>1</mn>
        <mrow>
          <mrow>
            <mn>2</mn>
            <mo stretchy="false">⋅</mo>
            <mfrac>
              <mn>1</mn>
              <mi>N</mi>
            </mfrac>
          </mrow>
          <mrow>
            <mo fence="true" stretchy="false">(</mo>
            <mrow>
              <mrow>
                <msub>
                  <mi>x</mi>
                  <mn>1</mn>
                </msub>
                <mo stretchy="false">+</mo>
                <mn>...</mn>
                <mo stretchy="false">+</mo>
                <msub>
                  <mi>x</mi>
                  <mi>N</mi>
                </msub>
              </mrow>
            </mrow>
            <mo fence="true" stretchy="false">)</mo>
          </mrow>
        </mrow>
      </mfrac>
    </mrow>
    <annotation encoding="StarMath 5.0">%theta = 1 over { 2 bar x B } = 1 over { 2 cdot {1 over N} (x_1 + ...+ x_N  ) }</annotation>
  </semantics>
</math>
</file>

<file path=Object 9/content.xml><?xml version="1.0" encoding="utf-8"?>
<math xmlns="http://www.w3.org/1998/Math/MathML" display="block">
  <semantics>
    <mrow>
      <mover accent="true">
        <mi>X</mi>
        <mo stretchy="true">⃗</mo>
      </mover>
      <mo stretchy="false">=</mo>
      <mrow>
        <mo fence="true" stretchy="false">(</mo>
        <mrow>
          <mrow>
            <msub>
              <mi>X</mi>
              <mn>1</mn>
            </msub>
            <mi>,</mi>
            <mn>.</mn>
            <mn>.</mn>
            <mn>.</mn>
            <mi>,</mi>
            <msub>
              <mi>X</mi>
              <mi>n</mi>
            </msub>
          </mrow>
        </mrow>
        <mo fence="true" stretchy="false">)</mo>
      </mrow>
    </mrow>
    <annotation encoding="StarMath 5.0">widevec {X} = (X_1,. . . ,X_n) </annotation>
  </semantics>
</math>
</file>